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4pt" fo:letter-spacing="normal" fo:font-style="normal" fo:font-weight="normal" officeooo:paragraph-rsid="0021ac67"/>
    </style:style>
    <style:style style:name="P3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4pt" fo:letter-spacing="normal" fo:font-style="normal" fo:font-weight="normal" officeooo:rsid="00205c51" officeooo:paragraph-rsid="00205c51"/>
    </style:style>
    <style:style style:name="P4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4pt" fo:letter-spacing="normal" fo:font-style="normal" fo:font-weight="normal" officeooo:rsid="0023440a" officeooo:paragraph-rsid="0023440a"/>
    </style:style>
    <style:style style:name="P5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officeooo:paragraph-rsid="0023440a"/>
    </style:style>
    <style:style style:name="P7" style:family="paragraph" style:parent-style-name="Text_20_body">
      <style:paragraph-properties fo:margin-left="0cm" fo:margin-right="0cm" style:line-height-at-least="0.741cm" fo:text-align="justify" style:justify-single-word="false" fo:orphans="2" fo:widows="2" fo:text-indent="0cm" style:auto-text-indent="false"/>
      <style:text-properties officeooo:rsid="0023440a" officeooo:paragraph-rsid="0023440a"/>
    </style:style>
    <style:style style:name="T1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213993"/>
    </style:style>
    <style:style style:name="T3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21ac67"/>
    </style:style>
    <style:style style:name="T4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23440a"/>
    </style:style>
    <style:style style:name="T5" style:family="text">
      <style:text-properties officeooo:rsid="001ed44f"/>
    </style:style>
    <style:style style:name="T6" style:family="text">
      <style:text-properties officeooo:rsid="00205c51"/>
    </style:style>
    <style:style style:name="T7" style:family="text">
      <style:text-properties officeooo:rsid="0021ac67"/>
    </style:style>
    <style:style style:name="T8" style:family="text">
      <style:text-properties officeooo:rsid="002344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láusula 1ª. É objeto do presente contrato o desenvolvimento de um website pela </text:span><text:span text:style-name="T3">GREATUP</text:span><text:span text:style-name="T1"> para a </text:span><text:span text:style-name="T3">Centro de Ensino Veracruz S/A</text:span><text:span text:style-name="T1">, com uso de sua identidade visual, empregando tecnologias atuais e layout responsivo, contando com página inicial, página institucional, notícias, formulário de contato e central de administração, </text:span><text:span text:style-name="T2">telas de login e senha, plataforma de ensino a distancia Banco de dados, criação de áreas para pais alunos e colaboradores </text:span></text:p>
      <text:p text:style-name="P2">Cláusula 2ª. <text:span text:style-name="T7">O Centro de Ensino Veracruz S/A</text:span> será responsável pela contratação e manutenção do domínio e do servidor onde será hospedado o website.</text:p>
      <text:p text:style-name="P1">Cláusula 3ª. O prazo para entrega do website pela <text:span text:style-name="T7">GREATUP</text:span> é de <text:span text:style-name="T5">45</text:span> (<text:span text:style-name="T5">quarenta e cinco</text:span>) dias úteis. Ou seja, até o dia (data).</text:p>
      <text:p text:style-name="P2">Cláusula 4ª. Pelo serviço a <text:span text:style-name="T7">Centro de Ensino Veracruz S/A</text:span> pagará à CONTRATADA a quantia de R$ <text:span text:style-name="T6">35,000,00</text:span> (<text:span text:style-name="T6">Trinta e cinco mil Reais</text:span>), por meio de uma entrada de R$ <text:span text:style-name="T6">15,000,00</text:span> (<text:span text:style-name="T6">Quinze mil Reais</text:span>) a ser paga no ato da assinatura deste contrato e uma parcela de R$ <text:span text:style-name="T6">20,000,00</text:span> (<text:span text:style-name="T6">Vinte mil Reais</text:span>), a ser paga na data da entrega do website.</text:p>
      <text:p text:style-name="P1">Cláusula 5ª. Em caso de atraso na entrega do website ou no pagamento da parcela, a parte inadimplente arcará com uma multa de 10% (dez por cento) do valor do contrato em favor da parte prejudicada, além de juros de mora de 1% (um por cento) ao mês e correção monetária sobre o valor devido até um cumprimento da obrigação.</text:p>
      <text:p text:style-name="P1">Cláusula 6ª. Fica compactuada a total inexistência de vínculo empregatício entre a CONTRATANTE e a CONTRATADA, excluindo-se qualquer obrigação previdenciária e encargos sociais, não existindo na relação nenhum tipo de subordinação.</text:p>
      <text:p text:style-name="P1">Cláusula 7ª. As partes elegem o foro da comarca da (localidade) para dirimir quaisquer controvérsias oriundas deste contrato, ficando excluído qualquer outro por mais privilegiado que seja.</text:p>
      <text:p text:style-name="P1">Por estarem assim justos e contratados, firmam o presente instrumento em duas vias de igual teor, juntamente com 2 (duas) testemunhas.</text:p>
      <text:p text:style-name="P3">Angra dos Reis, 15 de Agosto de 2022</text:p>
      <text:p text:style-name="P1"><text:soft-page-break/><text:span text:style-name="T8">Contratante</text:span><text:line-break/><text:span text:style-name="T7">Pedro Cunha Leopoldo</text:span></text:p>
      <text:p text:style-name="P1"><text:span text:style-name="T8">Contratado</text:span><text:line-break/><text:span text:style-name="T7">Robert Bruno Soares de Oliveira </text:span></text:p>
      <text:p text:style-name="P4">Testemunha nº1</text:p>
      <text:p text:style-name="P4">Ana Maria Peixoto Alves</text:p>
      <text:p text:style-name="P6"><text:span text:style-name="T4">CPF nº22635147411</text:span></text:p>
      <text:p text:style-name="P4"><text:span text:style-name="T1">Testemunha nº</text:span>2</text:p>
      <text:p text:style-name="P7"><text:span text:style-name="T1">Ricardo Mourão Costa</text:span></text:p>
      <text:p text:style-name="P7"><text:span text:style-name="T1">CPF nº1142499621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1:13:35.984000000</meta:creation-date>
    <dc:date>2022-08-15T12:00:56.896000000</dc:date>
    <meta:editing-duration>PT5M44S</meta:editing-duration>
    <meta:editing-cycles>1</meta:editing-cycles>
    <meta:document-statistic meta:table-count="0" meta:image-count="0" meta:object-count="0" meta:page-count="2" meta:paragraph-count="17" meta:word-count="349" meta:character-count="2135" meta:non-whitespace-character-count="1801"/>
    <meta:generator>LibreOffice/7.3.5.2$Windows_X86_64 LibreOffice_project/184fe81b8c8c30d8b5082578aee2fed2ea847c01</meta:generator>
  </office:meta>
</office:document-meta>
</file>